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8cm" fo:min-width="0cm"/>
    </style:style>
    <style:style style:name="gr3" style:family="graphic" style:parent-style-name="standard">
      <style:graphic-properties draw:stroke="none" draw:fill="hatch" draw:fill-hatch-name="Black_20_45_20_Degrees_20_Wide" draw:textarea-horizontal-align="justify" draw:textarea-vertical-align="middle" draw:auto-grow-height="false" fo:min-height="0.41cm" fo:min-width="2.96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hatch" draw:fill-hatch-name="Black_20_45_20_Degrees_20_Wide" draw:textarea-horizontal-align="justify" draw:textarea-vertical-align="middle" draw:auto-grow-height="false" fo:min-height="2.06cm" fo:min-width="0.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hatch" draw:fill-hatch-name="Black_20_45_20_Degrees_20_Wid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29cm" svg:y1="14.034cm" svg:x2="14.86cm" svg:y2="14.034cm">
          <text:p/>
        </draw:line>
        <draw:custom-shape draw:style-name="gr2" draw:text-style-name="P2" draw:layer="layout" svg:width="0.99cm" svg:height="0.99cm" svg:x="4.795cm" svg:y="14.0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3.475cm" svg:y1="15.024cm" svg:x2="6.94cm" svg:y2="15.024cm">
          <text:p/>
        </draw:line>
        <draw:custom-shape draw:style-name="gr3" draw:text-style-name="P3" draw:layer="layout" svg:width="3.465cm" svg:height="0.66cm" svg:x="3.475cm" svg:y="15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cm" svg:height="0.99cm" draw:transform="rotate (-3.14159265358979) translate (15.355cm 15.024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3cm" svg:height="0.33cm" draw:transform="rotate (-1.5707963267949) translate (15.355cm 15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3cm" svg:height="0.33cm" draw:transform="rotate (-1.5707963267949) translate (14.695cm 15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015cm" svg:y1="15.354cm" svg:x2="13.87cm" svg:y2="15.354cm">
          <text:p/>
        </draw:line>
        <draw:custom-shape draw:style-name="gr6" draw:text-style-name="P3" draw:layer="layout" svg:width="0.66cm" svg:height="2.31cm" draw:transform="rotate (-1.5707963267949) translate (16.18cm 15.354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on Allen</meta:initial-creator>
    <meta:creation-date>2015-03-06T15:40:16.369923515</meta:creation-date>
    <dc:date>2015-03-06T15:43:25.851283920</dc:date>
    <dc:creator>Damon Allen</dc:creator>
    <meta:editing-duration>PT26S</meta:editing-duration>
    <meta:editing-cycles>1</meta:editing-cycles>
    <meta:document-statistic meta:object-count="9"/>
    <meta:generator>LibreOffice/4.4.1.2$Linux_X86_64 LibreOffice_project/40m0$Build-2</meta:generator>
  </office:meta>
</office:document-meta>
</file>